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3848F4F185CB942D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 Black" svg:font-family="'Noto Serif CJK JP Black'" style:font-adornments="標準" style:font-family-generic="roman" style:font-pitch="variable"/>
    <style:font-face style:name="Source Serif Pro Black" svg:font-family="'Source Serif Pro Black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4e102d" draw:textarea-horizontal-align="justify" draw:textarea-vertical-align="middle" draw:auto-grow-height="false" fo:min-height="17.17cm" fo:min-width="11.92cm" fo:padding-top="0.165cm" fo:padding-bottom="0.165cm" fo:padding-left="0.29cm" fo:padding-right="0.29cm"/>
    </style:style>
    <style:style style:name="gr2" style:family="graphic">
      <style:graphic-properties draw:stroke="solid" svg:stroke-width="0.053cm" svg:stroke-color="#ff8000" draw:marker-start="" draw:marker-start-width="0.34cm" draw:marker-start-center="false" draw:marker-end="" draw:marker-end-width="0.34cm" draw:marker-end-center="false" draw:stroke-linejoin="miter" draw:fill="solid" draw:fill-color="#ffffff" draw:opacity="100%" draw:opacity-name="Transparency_20_2" draw:textarea-horizontal-align="center" draw:textarea-vertical-align="middle" draw:auto-grow-height="false" draw:fit-to-size="false" style:shrink-to-fit="false" fo:min-height="3.714cm" fo:min-width="6.725cm" fo:padding-top="0.143cm" fo:padding-bottom="0.143cm" fo:padding-left="0.263cm" fo:padding-right="0.263cm" fo:wrap-option="wrap" draw:shadow="visible" draw:shadow-offset-x="0cm" draw:shadow-offset-y="0cm" draw:shadow-color="#ffbf00" draw:shadow-opacity="100%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eeeeee" draw:textarea-horizontal-align="justify" draw:textarea-vertical-align="middle" draw:auto-grow-height="false" fo:min-height="11.67cm" fo:min-width="11.67cm" fo:padding-top="0.165cm" fo:padding-bottom="0.165cm" fo:padding-left="0.29cm" fo:padding-right="0.29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eeeeee" draw:textarea-horizontal-align="justify" draw:textarea-vertical-align="middle" draw:auto-grow-height="false" fo:min-height="16.25cm" fo:min-width="12.75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fill-color="#eeeeee" fo:min-height="6.5cm"/>
      <style:paragraph-properties style:writing-mode="lr-tb"/>
    </style:style>
    <style:style style:name="P1" style:family="paragraph">
      <loext:graphic-properties draw:fill="none" draw:fill-color="#4e102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opacity="100%" draw:opacity-name="Transparency_20_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 draw:fill-color="#eeeee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2.5cm" svg:height="17.5cm" svg:x="2cm" svg:y="1.5cm">
          <text:p/>
          <draw:enhanced-geometry svg:viewBox="0 0 21600 21600" draw:type="rectangle" draw:enhanced-path="M 0 0 L 21600 0 21600 21600 0 21600 0 0 Z N"/>
        </draw:custom-shape>
        <draw:custom-shape draw:name="Star-Wars" draw:style-name="gr2" draw:text-style-name="P3" draw:layer="layout" svg:width="7.25cm" svg:height="4cm" svg:x="18.75cm" svg:y="2.25cm">
          <text:p text:style-name="P2"><text:span text:style-name="T1">NEW</text:span></text:p>
          <text:p text:style-name="P2"><text:span text:style-name="T1">NEW</text:span><text:span text:style-name="T1">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fade-up" draw:modifiers="4239.6560343965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12.25cm" svg:height="12cm" svg:x="15.75cm" svg:y="7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4" draw:text-style-name="P5" draw:layer="layout" svg:width="13.25cm" svg:height="8.25cm" svg:x="1.25cm" svg:y="2.75cm">
          <draw:image xlink:href="Pictures/10000000000006400000043848F4F185CB942D8C.jpg" xlink:type="simple" xlink:show="embed" xlink:actuate="onLoad" draw:mime-type="image/jpeg">
            <text:p/>
          </draw:image>
        </draw:frame>
        <draw:custom-shape draw:style-name="gr5" draw:text-style-name="P4" draw:layer="layout" svg:width="13.25cm" svg:height="16.5cm" svg:x="1.25cm" svg:y="2.7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6.5cm" svg:height="6.75cm" svg:x="1.25cm" svg:y="11.75cm">
          <draw:text-box>
            <text:p text:style-name="P6">Os alunos estÃ£o mergulhando no mundo da comunicaÃ§Ã£o moderna, aproveitando ao mÃ¡ximo os recursos tecnolÃ³gicos Ã  sua disposiÃ§Ã£o. Munidos de seus fiÃ©is companheiros digitais, os computadores, eles se tornam os arquitetos de um novo amanhÃ£ informativo.</text:p>
            <text:p text:style-name="P6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 Black" svg:font-family="'Noto Serif CJK JP Black'" style:font-adornments="標準" style:font-family-generic="roman" style:font-pitch="variable"/>
    <style:font-face style:name="Source Serif Pro Black" svg:font-family="'Source Serif Pro Black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" draw:display-name="Transparency 2" draw:style="linear" draw:start="50%" draw:end="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2:57:18.390091915</meta:creation-date>
    <dc:date>2023-09-14T14:05:27.409839212</dc:date>
    <meta:editing-duration>PT7M26S</meta:editing-duration>
    <meta:editing-cycles>1</meta:editing-cycles>
    <meta:document-statistic meta:object-count="6"/>
    <meta:generator>LibreOffice/7.0.6.2$Linux_X86_64 LibreOffice_project/144abb84a525d8e30c9dbbefa69cbbf2d8d4ae3b</meta:generator>
  </office:meta>
</office:document-meta>
</file>